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0"/>
  <manifest:file-entry manifest:media-type="image/png" manifest:full-path="Pictures/1"/>
  <manifest:file-entry manifest:media-type="image/jpeg" manifest:full-path="Pictures/2"/>
  <manifest:file-entry manifest:media-type="image/png" manifest:full-path="Pictures/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imes New Roman" svg:font-family="Times New Roman"/>
  </office:font-face-decls>
  <office:automatic-styles>
    <style:style style:family="text" style:name="T1">
      <style:text-properties fo:font-weight="bold"/>
    </style:style>
    <style:style style:family="text" style:name="T2">
      <style:text-properties style:font-name="Times New Roman"/>
    </style:style>
    <style:style style:family="text" style:name="T3">
      <style:text-properties style:text-position="-33%"/>
    </style:style>
    <style:style style:family="text" style:name="T4">
      <style:text-properties style:text-position="-33%" style:font-name="Times New Roman"/>
    </style:style>
    <style:style style:family="text" style:name="T5">
      <style:text-properties style:font-name="Times New Roman" fo:font-size="15pt"/>
    </style:style>
    <style:style style:family="text" style:name="T6">
      <style:text-properties style:text-position="-33%" style:font-name="Times New Roman" fo:font-size="15pt"/>
    </style:style>
    <style:style style:family="text" style:name="T7">
      <style:text-properties style:font-name="Times New Roman" fo:font-style="italic"/>
    </style:style>
    <style:style style:family="text" style:name="T8">
      <style:text-properties style:text-line-through-type="single" style:font-name="Times New Roman" fo:font-style="italic"/>
    </style:style>
    <style:style style:family="text" style:name="T9">
      <style:text-properties style:text-line-through-type="single" style:font-name="Times New Roman"/>
    </style:style>
    <style:style style:family="paragraph" style:name="P2" style:parent-style-name="Normal">
      <style:text-properties fo:language="pt" fo:country="BR"/>
    </style:style>
    <style:style style:family="paragraph" style:name="P3" style:parent-style-name="Normal">
      <style:text-properties fo:font-size="12pt" fo:language="pt" fo:country="BR"/>
    </style:style>
    <style:style style:family="paragraph" style:name="P1" style:parent-style-name="Normal">
      <style:paragraph-properties fo:text-align="center"/>
      <style:text-properties fo:language="pt" fo:country="BR"/>
    </style:style>
    <style:style style:family="section" style:name="Sect1"/>
    <style:style style:family="graphic" style:name="graphic1" style:parent-style-name="Graphics">
      <style:graphic-properties style:wrap="parallel"/>
    </style:style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</office:automatic-styles>
  <office:body>
    <office:text>
      <text:section text:style-name="Sect1" text:name="Section1">
        <text:p text:style-name="P1">Teoria para a parte “física” do programa</text:p>
        <text:p text:style-name="P2"/>
        <text:p text:style-name="P2">Depois de reflexões shaolins e brunáticas, cheguei a algumas conclusões. </text:p>
        <text:p text:style-name="P2"/>
        <text:p text:style-name="P2">Primeiro: teríamos que estabelecer um número fixo de checagens e atualizações das posições, velocidades e outras coisas da física, por tempo. Mas por que? Parando para pensar, dá pra perceber isso:</text:p>
        <text:p text:style-name="P2"/>
        <text:p><draw:frame text:anchor-type="paragraph" svg:x="0.0339in" svg:y="0.028in" draw:z-index="0" draw:style-name="graphic1" svg:width="1.2425in" svg:height="1.1929in"><draw:image xlink:href="Pictures/0" xlink:type="simple" xlink:show="embed" xlink:actuate="onLoad"/></draw:frame></text:p>
        <text:p text:style-name="P2"><text:tab/></text:p>
        <text:p text:style-name="P2"/>
        <text:p text:style-name="P2"><text:tab/>Teorema de Ageu: nenhum processador é infinito.</text:p>
        <text:p text:style-name="P2"/>
        <text:p text:style-name="P2"/>
        <text:p text:style-name="P2"/>
        <text:p text:style-name="P2"/>
        <text:p text:style-name="P2">Ou seja, não dá pra checar infinitas vezes se vai bater/colidir com os outros objetos, algo como checagem infinitesimal, bullshit. Nem tem um jeito (que eu saiba) de checar analíticamente, com fómula fechada onde e quando os caras vão colidir. Assim, não tem alternativa, o programa vai ter que atualizar/checar <text:span text:style-name="T1">de tempos em tempos</text:span> as posições, velocidades, etc. A questão é de quanto vai ser esse “tempos em tempos”. Se ele checar em intervalos de tempo muito grandes, corre o risco dos objetos “atravessarem” outras coisas, semelhante ao que acontecia com a URGE. Logo:</text:p>
        <text:p text:style-name="P2"/>
        <text:p><draw:frame text:anchor-type="paragraph" svg:x="0.0453in" svg:y="0.1362in" draw:z-index="0" draw:style-name="graphic1" svg:width="1.3819in" svg:height="0.6874in"><draw:image xlink:href="Pictures/1" xlink:type="simple" xlink:show="embed" xlink:actuate="onLoad"/></draw:frame></text:p>
        <text:p text:style-name="P2"><text:tab/><text:tab/>Teorema de URGE: ao escolher um intervalo de tempo da checagem, <text:tab/>acaba-se determinando a velocidade máxima que não faz os corpos “vazarem”.</text:p>
        <text:p text:style-name="P2"/>
        <text:p text:style-name="P2"/>
        <text:p text:style-name="P2"/>
        <text:p text:style-name="P2">Isso. Dependendo desse intervalo de tempo com que o programa atualiza/checa as posições, vai ter uma <text:s text:c="2"/>velocidade que, a partir dela, objetos podem atravessar as coisas. Dê uma olhada no exemplo abaixo:</text:p>
        <text:p text:style-name="P2"/>
        <text:p text:style-name="P2">Imagine que o programa checa/atualiza as posições 200 vezes por segundo.</text:p>
        <text:p text:style-name="P2"/>
        <text:p text:style-name="P2"> <text:s text:c="8"/>f <text:s/>= <text:s/>200 c/s, <text:s/>'c' é checagens (ou ciclos de checagem, sei la)</text:p>
        <text:p text:style-name="P2"/>
        <text:p text:style-name="P2">beleza, agora temos como saber se essa taxa/frequencia de checagem é boa? Veja bem:</text:p>
        <text:p text:style-name="P2"/>
        <text:p text:style-name="P2"><text:tab/>se f = 200 c/s, passando pra ms(milissegundo) fica f = 200/1000 c/ms = 0.2 c/ms, em outras palavras, 1 checagem a cada 5ms (1/0.2=5). Ou seja, precisao de 5ms. Muito boa :) <text:s/>Boa até demais. Desse jeito vai usar a cpu direto! Mas enfim, agora reparem, se tiver um corpo muito rápido, como é que ele passa?</text:p>
        <text:p text:style-name="P2"/>
        <text:p text:style-name="P2"><text:tab/>Imagine uma caixa com v = 800px/s (bem rapido!)</text:p>
        <text:p text:style-name="P2"/>
        <text:p text:style-name="P2">em um desse ciclos de checagem, sabe-se que entre ciclos temos um intervalo de 5ms.Entao vamos mudar a posição da caixa para ela andar de fato. Mas de quanto aumentamos a posição?</text:p>
        <text:p text:style-name="P2"/>
        <text:p text:style-name="P2"><text:tab/>Usando v=<text:span text:style-name="T2">Δs/Δt, Δs = v ·Δt , com numeros: Δs = 0.8 · 5 (passando v de segundo para milissegundo), <text:s/>Δs = 4px !</text:span></text:p>
        <text:p text:style-name="P2"/>
        <text:p text:style-name="P2"><text:span text:style-name="T2">Agora só checaria se essa nova posição colide com algum outro objeto ou parede. O problema é quando <text:s/>esse <text:s/>Δs é grande, a ponto de fazer o objeto passar outro objeto inteiramente:</text:span></text:p>
        <text:p text:style-name="P2">v<text:span text:style-name="T3">caixa</text:span> = 0.8d px/ms = 800d px/s</text:p>
        <text:p text:style-name="P2"><text:span text:style-name="T2">_______ <text:s text:c="11"/>______</text:span></text:p>
        <text:p text:style-name="P2">| <text:s text:c="11"/>| <text:s text:c="11"/>| <text:s text:c="11"/>|</text:p>
        <text:p text:style-name="P2">| <text:s/>caixa <text:s/>| <text:s text:c="11"/>| <text:s/>obst <text:s text:c="2"/>| <text:s text:c="45"/>t = 0, <text:s text:c="3"/>Sx<text:span text:style-name="T3">caixa </text:span>= 0</text:p>
        <text:p text:style-name="P2">|______| <text:s text:c="11"/>|___ _ _| <text:s/></text:p>
        <text:p text:style-name="P2"/>
        <text:p text:style-name="P2"> <text:s text:c="5"/>d</text:p>
        <text:p text:style-name="P2">&lt;-------&gt;</text:p>
        <text:p text:style-name="P2">| <text:s text:c="11"/>| <text:s text:c="11"/>| <text:s text:c="11"/>| <text:s text:c="11"/>| <text:s text:c="12"/>|</text:p>
        <text:p text:style-name="P2"> <text:s text:c="25"/>_______ <text:s text:c="11"/>_______</text:p>
        <text:p text:style-name="P2"> <text:s text:c="25"/>| <text:s text:c="11"/>| <text:s text:c="11"/>| <text:s text:c="12"/>|</text:p>
        <text:p text:style-name="P2"> <text:s text:c="25"/>| <text:s/>obst <text:s text:c="2"/>| <text:s text:c="11"/>| <text:s/>caixa <text:s text:c="2"/>| <text:s text:c="18"/>t = 5ms, <text:s/>Sx<text:span text:style-name="T3">caixa </text:span>= 4d</text:p>
        <text:p text:style-name="P2"> <text:s text:c="25"/>|___ _ _| <text:s text:c="11"/>|_____ _|</text:p>
        <text:p text:style-name="P2"/>
        <text:p text:style-name="P2">Opa! Passou do obstaculo, e quando checar por colisões, vai passar tranquilo. Fail.</text:p>
        <text:p text:style-name="P2">E agora, quem poderá nos defender?</text:p>
        <text:p><draw:frame text:anchor-type="paragraph" svg:x="1in" svg:y="0.0154in" draw:z-index="0" draw:style-name="graphic1" svg:width="1.1756in" svg:height="1.928in"><draw:image xlink:href="Pictures/2" xlink:type="simple" xlink:show="embed" xlink:actuate="onLoad"/></draw:frame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Temos um limite de velocidade para não “vazar” os corpos. Ele depende da largura mínima das paradas e da frequencia com que checamos. Em termos brunísticos: qual a velocidade máxima de um corpo para não atravessar as coisas, dadas a largura mínima e a frequência de checagem?</text:p>
        <text:p text:style-name="P2"/>
        <text:p text:style-name="P2"> <text:s text:c="17"/>v=<text:span text:style-name="T2">Δs/Δt, <text:s text:c="3"/>Δs = v ·Δt</text:span></text:p>
        <text:p text:style-name="P2">colisão passa despercebida quando: <text:span text:style-name="T2">Δs &gt; d, 'd' sendo a largura minima dos objetos.</text:span></text:p>
        <text:p text:style-name="P2"/>
        <text:p text:style-name="P2"><text:span text:style-name="T2"> <text:s text:c="46"/>Δs &gt; d</text:span></text:p>
        <text:p text:style-name="P2"><text:span text:style-name="T2"> <text:s text:c="30"/>v</text:span><text:span text:style-name="T4">Max</text:span><text:span text:style-name="T2">·Δt</text:span><text:span text:style-name="T4">checagem</text:span><text:span text:style-name="T2"> &gt; d</text:span><text:span text:style-name="T4">Min</text:span><text:span text:style-name="T2">, </text:span></text:p>
        <text:p text:style-name="P2"><text:span text:style-name="T2"> <text:s text:c="24"/>o <text:s/>Δt</text:span><text:span text:style-name="T4">checagem</text:span><text:span text:style-name="T2"> nós sabemos pois é 1/f</text:span></text:p>
        <text:p text:style-name="P2"><text:span text:style-name="T2">e a velocidade máxima sem dar ruim é quando:</text:span></text:p>
        <text:p text:style-name="P2"/>
        <text:p text:style-name="P2"><text:span text:style-name="T2"> <text:s text:c="13"/>Δs = d, <text:s text:c="3"/>=&gt; <text:s text:c="6"/></text:span><text:span text:style-name="T5">V</text:span><text:span text:style-name="T6">Max </text:span><text:span text:style-name="T5">= <text:s/>d</text:span><text:span text:style-name="T6">Min</text:span><text:span text:style-name="T5">/Δt</text:span><text:span text:style-name="T6">checagem </text:span><text:span text:style-name="T5"> = d</text:span><text:span text:style-name="T6">Min</text:span><text:span text:style-name="T5"> · f</text:span><text:span text:style-name="T6">checagem</text:span></text:p>
        <text:p text:style-name="P2"/>
        <text:p text:style-name="P3"><text:span text:style-name="T2">Um exemplo prático para o nosso caso seria usar d</text:span><text:span text:style-name="T4">min</text:span><text:span text:style-name="T2"> sendo o tamanho de bloco, 16. Aí, nesse caso, checando umas 200 vezes por segundo ( f = 200c/s = 0.2c/ms ), a velocidade máxima ser dar atravessar seria:</text:span></text:p>
        <text:p text:style-name="P3"/>
        <text:p text:style-name="P3"><text:span text:style-name="T2"><text:tab/><text:tab/><text:tab/></text:span><text:span text:style-name="T5">V</text:span><text:span text:style-name="T6">Max </text:span><text:span text:style-name="T5">= 16 · 200 = 3200px/s = 3.2px/ms</text:span></text:p>
        <text:p text:style-name="P3"><text:span text:style-name="T2">Bem rápido.</text:span></text:p>
        <text:p text:style-name="P3"/>
        <text:p text:style-name="P3"/>
        <text:p text:style-name="P3"><text:span text:style-name="T2">Agora surge outra questão: quantas vezes por segundo checar? Podemos simplesmente não estabelecer nenhum limite, checar quantas vezes der, mas isso pode dar uns problemas, mas já chego aí. Sem limitar a taxa de checagem, bastava ter uma variável pra guardar quando foi feita a última checagem. Daí descobre o Δt</text:span><text:span text:style-name="T4">checagem </text:span><text:span text:style-name="T2"> atual, fazendo a diferença entre time(NULL) e essa variável. Em seguida pode-se computar o Δs e outras coisas.</text:span></text:p>
        <text:p text:style-name="P3"><text:span text:style-name="T2">O problema de deixar sem limite é que isso cria uma diferença da velocidade máxima entre os PCs com diferentes capacidades:</text:span></text:p>
        <text:p text:style-name="P3"/>
        <text:p text:style-name="P3"/>
        <text:p><draw:frame text:anchor-type="paragraph" svg:x="-0.1409in" svg:y="0.0681in" draw:z-index="0" draw:style-name="graphic1" svg:width="1.6402in" svg:height="1.7839in"><draw:image xlink:href="Pictures/3" xlink:type="simple" xlink:show="embed" xlink:actuate="onLoad"/></draw:frame></text:p>
        <text:p text:style-name="P3"/>
        <text:p text:style-name="P3"><text:span text:style-name="T2"><text:tab/>Lema do pobre: </text:span><text:span text:style-name="T7">“Probi uza coputadô rui d prob, masi tamên e </text:span><text:span text:style-name="T8">jeti</text:span><text:span text:style-name="T7"> gueimê.”</text:span><text:span text:style-name="T2"> - Fléxi. Em português:</text:span><text:span text:style-name="T2"> pobre usa computador ruim de pobre, mas também é </text:span><text:span text:style-name="T9">gente</text:span><text:span text:style-name="T2"> gamer.</text:span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><text:span text:style-name="T2">Ou seja, quando rodar o programa num PC fraco, a velocidade máxima será bem menor, pois o intervalo de checagem (Δt</text:span><text:span text:style-name="T4">checagem</text:span><text:span text:style-name="T2">) vai ser bem maior nesse PC. O ideal é que se tenha um padrão, que, na medida do possível, compute a parte de física do programa do mesmo jeito em qualquer PC suportado. É claro que sempre vão existir computadores lerdos demais – esses nós apenas dizemos: “se f*** aí”. Já a parte de renderização pode ser ficar lenta, dependendo da configuração.</text:span></text:p>
        <text:p text:style-name="P3"/>
        <text:p text:style-name="P3"><text:span text:style-name="T2">Fixar taxa de atualizaçao/checagem num valor razoável.</text:span></text:p>
        <text:p text:style-name="P2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</office:font-face-decls>
  <office:styles>
    <style:default-style style:family="paragraph">
      <style:paragraph-properties style:tab-stop-distance="0.4925in"/>
    </style:default-style>
    <style:style style:family="paragraph" style: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Normal">
      <style:paragraph-properties style:writing-mode="lr"/>
      <style:text-properties style:font-name="Times New Roman" fo:font-size="12pt" fo:language="en" fo:country="US"/>
    </style:style>
    <style:style style:family="paragraph" style:name="Heading" style:parent-style-name="Normal" style:next-style-name="Text body">
      <style:paragraph-properties fo:margin-top="0.1665in" fo:margin-bottom="0.0835in" fo:keep-with-next="always"/>
      <style:text-properties style:font-name="Arial" fo:font-size="14pt"/>
    </style:style>
    <style:style style:family="paragraph" style:name="Text body" style:parent-style-name="Normal" style:next-style-name="Text body">
      <style:paragraph-properties fo:margin-top="0in" fo:margin-bottom="0.0835in"/>
    </style:style>
  </office:styles>
  <office:automatic-styles>
    <style:page-layout style:name="Standard">
      <style:page-layout-properties fo:page-width="8.500000in" fo:page-height="11.000000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8.6 (unix, gtk)</meta:generator>
    <meta:creation-date>2012-09-30T13:41:06</meta:creation-date>
    <dc:date>2012-09-30T19:52:48</dc:date>
  </office:meta>
</office:document-meta>
</file>